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A900000089E18CCD2888885C1A.png" manifest:media-type="image/png"/>
  <manifest:file-entry manifest:full-path="Pictures/10000201000002DE0000038879CB49125DBCE052.png" manifest:media-type="image/png"/>
  <manifest:file-entry manifest:full-path="Pictures/10000201000002C50000036D742A5023EAF2E71C.png" manifest:media-type="image/png"/>
  <manifest:file-entry manifest:full-path="Pictures/1000020100000324000001CE1C76B4B46F5570AF.png" manifest:media-type="image/png"/>
  <manifest:file-entry manifest:full-path="Pictures/100002010000035B00000070212E13E1EF9E5412.png" manifest:media-type="image/png"/>
  <manifest:file-entry manifest:full-path="Pictures/10000201000004F4000000CC9D7A41F2E4465849.png" manifest:media-type="image/png"/>
  <manifest:file-entry manifest:full-path="Pictures/10000201000002930000011156208EDF4068F470.png" manifest:media-type="image/png"/>
  <manifest:file-entry manifest:full-path="Pictures/10000201000003CC000000E21E8B822090739F9A.png" manifest:media-type="image/png"/>
  <manifest:file-entry manifest:full-path="Pictures/10000201000002390000012EAC9301906C662F4C.png" manifest:media-type="image/png"/>
  <manifest:file-entry manifest:full-path="Pictures/10000201000004170000011295398FC94FA7B5B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7.751cm" fo:min-width="9.787cm"/>
    </style:style>
    <style:style style:name="gr2" style:family="graphic" style:parent-style-name="Object_20_with_20_no_20_fill_20_and_20_no_20_line">
      <style:graphic-properties draw:stroke="none" svg:stroke-color="#000000" draw:textarea-vertical-align="middle" draw:color-mode="standard" draw:luminance="0%" draw:contrast="0%" draw:gamma="100%" draw:red="0%" draw:green="0%" draw:blue="0%" fo:clip="rect(2.496cm, 3.247cm, 17.617cm, 3.159cm)" draw:image-opacity="100%" style:mirror="none"/>
    </style:style>
    <style:style style:name="gr3" style:family="graphic" style:parent-style-name="Object_20_with_20_no_20_fill_20_and_20_no_20_line">
      <style:graphic-properties draw:stroke="none" draw:stroke-dash="Ultrafine_20_Dashe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3.687cm" fo:min-width="5.088cm" fo:padding-top="0.151cm" fo:padding-bottom="0.151cm" fo:padding-left="0.276cm" fo:padding-right="0.276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3.974cm" fo:min-width="12.962cm"/>
    </style:style>
    <style:style style:name="gr6" style:family="graphic" style:parent-style-name="Object_20_with_20_no_20_fill_20_and_20_no_20_line">
      <style:graphic-properties draw:stroke="none" svg:stroke-color="#000000" draw:textarea-vertical-align="middle" draw:color-mode="standard" draw:luminance="0%" draw:contrast="0%" draw:gamma="100%" draw:red="0%" draw:green="0%" draw:blue="0%" fo:clip="rect(1.121cm, 0cm, 14.246cm, 0cm)" draw:image-opacity="100%" style:mirror="none"/>
    </style:style>
    <style:style style:name="gr7" style:family="graphic" style:parent-style-name="Object_20_with_20_no_20_fill_20_and_20_no_20_line">
      <style:graphic-properties draw:stroke="none" draw:stroke-dash="Ultrafine_20_Dashed" svg:stroke-width="0.018cm" svg:stroke-color="#000000" draw:marker-start-width="0.227cm" draw:marker-end-width="0.227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dash" draw:stroke-dash="Ultrafine_20_Dashe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solid" draw:stroke-dash="Ultrafine_20_Dashed" svg:stroke-width="0.018cm" svg:stroke-color="#000000" draw:marker-start-width="0.227cm" draw:marker-end-width="0.227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5.592cm" fo:min-width="14.613cm"/>
    </style:style>
    <style:style style:name="gr12" style:family="graphic" style:parent-style-name="Object_20_with_20_no_20_fill_20_and_20_no_20_line">
      <style:graphic-properties draw:stroke="none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8.64cm" fo:min-width="25.662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8.64cm" fo:min-width="19.8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0.287cm" svg:height="8.001cm" svg:x="0.762cm" svg:y="0.76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8.889cm" svg:height="2.763cm" svg:x="1.466cm" svg:y="1.016cm">
            <draw:image xlink:href="Pictures/10000201000002DE0000038879CB49125DBCE052.png" xlink:type="simple" xlink:show="embed" xlink:actuate="onLoad">
              <text:p/>
            </draw:image>
          </draw:frame>
          <draw:frame draw:style-name="gr3" draw:text-style-name="P2" draw:layer="layout" svg:width="8.142cm" svg:height="4.597cm" svg:x="1.984cm" svg:y="3.438cm">
            <draw:image xlink:href="Pictures/10000201000002390000012EAC9301906C662F4C.png" xlink:type="simple" xlink:show="embed" xlink:actuate="onLoad">
              <text:p/>
            </draw:image>
          </draw:frame>
        </draw:g>
        <draw:custom-shape draw:style-name="gr4" draw:text-style-name="P3" draw:layer="layout" svg:width="5.588cm" svg:height="3.937cm" svg:x="18.542cm" svg:y="7.62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13.462cm" svg:height="14.224cm" svg:x="13.081cm" svg:y="0.635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2" draw:layer="layout" svg:width="12.71cm" svg:height="5.646cm" svg:x="13.452cm" svg:y="0.889cm">
            <draw:image xlink:href="Pictures/10000201000002C50000036D742A5023EAF2E71C.png" xlink:type="simple" xlink:show="embed" xlink:actuate="onLoad">
              <text:p/>
            </draw:image>
          </draw:frame>
          <draw:frame draw:style-name="gr7" draw:text-style-name="P2" draw:layer="layout" svg:width="12.5cm" svg:height="7.639cm" svg:x="13.662cm" svg:y="6.839cm">
            <draw:image xlink:href="Pictures/1000020100000324000001CE1C76B4B46F5570AF.png" xlink:type="simple" xlink:show="embed" xlink:actuate="onLoad">
              <text:p/>
            </draw:image>
          </draw:frame>
        </draw:g>
        <draw:g>
          <draw:frame draw:style-name="gr8" draw:text-style-name="P2" draw:layer="layout" svg:width="14.864cm" svg:height="1.937cm" svg:x="0.635cm" svg:y="9.874cm">
            <draw:image xlink:href="Pictures/100002010000035B00000070212E13E1EF9E5412.png" xlink:type="simple" xlink:show="embed" xlink:actuate="onLoad">
              <text:p/>
            </draw:image>
          </draw:frame>
          <draw:frame draw:style-name="gr9" draw:text-style-name="P2" draw:layer="layout" svg:width="12.652cm" svg:height="3.311cm" svg:x="1.318cm" svg:y="11.548cm">
            <draw:image xlink:href="Pictures/10000201000004170000011295398FC94FA7B5B2.png" xlink:type="simple" xlink:show="embed" xlink:actuate="onLoad">
              <text:p/>
            </draw:image>
          </draw:frame>
        </draw:g>
        <draw:g>
          <draw:frame draw:style-name="gr8" draw:text-style-name="P2" draw:layer="layout" svg:width="16.637cm" svg:height="3.868cm" svg:x="8.001cm" svg:y="2.482cm">
            <draw:image xlink:href="Pictures/10000201000003CC000000E21E8B822090739F9A.png" xlink:type="simple" xlink:show="embed" xlink:actuate="onLoad">
              <text:p/>
            </draw:image>
          </draw:frame>
          <draw:frame draw:style-name="gr9" draw:text-style-name="P2" draw:layer="layout" svg:width="24.79cm" svg:height="3.624cm" svg:x="1.778cm" svg:y="5.901cm">
            <draw:image xlink:href="Pictures/10000201000003A900000089E18CCD2888885C1A.png" xlink:type="simple" xlink:show="embed" xlink:actuate="onLoad">
              <text:p/>
            </draw:image>
          </draw:frame>
        </draw:g>
        <draw:g>
          <draw:frame draw:style-name="gr10" draw:text-style-name="P2" draw:layer="layout" svg:width="17.435cm" svg:height="7.222cm" svg:x="3.683cm" svg:y="0.508cm">
            <draw:image xlink:href="Pictures/10000201000002930000011156208EDF4068F470.png" xlink:type="simple" xlink:show="embed" xlink:actuate="onLoad">
              <text:p/>
            </draw:image>
          </draw:frame>
          <draw:frame draw:style-name="gr9" draw:text-style-name="P2" draw:layer="layout" svg:width="19.913cm" svg:height="3.203cm" svg:x="4.979cm" svg:y="7.62cm">
            <draw:image xlink:href="Pictures/10000201000004F4000000CC9D7A41F2E4465849.png" xlink:type="simple" xlink:show="embed" xlink:actuate="onLoad">
              <text:p/>
            </draw:image>
          </draw:frame>
        </draw:g>
      </draw:page>
      <draw:page draw:name="page2" draw:style-name="dp1" draw:master-page-name="Default">
        <draw:g>
          <draw:custom-shape draw:style-name="gr1" draw:text-style-name="P1" draw:layer="layout" svg:width="10.287cm" svg:height="8.001cm" svg:x="0.762cm" svg:y="0.76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8.889cm" svg:height="2.763cm" svg:x="1.466cm" svg:y="1.016cm">
            <draw:image xlink:href="Pictures/10000201000002DE0000038879CB49125DBCE052.png" xlink:type="simple" xlink:show="embed" xlink:actuate="onLoad">
              <text:p/>
            </draw:image>
          </draw:frame>
          <draw:frame draw:style-name="gr3" draw:text-style-name="P2" draw:layer="layout" svg:width="8.142cm" svg:height="4.597cm" svg:x="1.984cm" svg:y="3.438cm">
            <draw:image xlink:href="Pictures/10000201000002390000012EAC9301906C662F4C.png" xlink:type="simple" xlink:show="embed" xlink:actuate="onLoad">
              <text:p/>
            </draw:image>
          </draw:frame>
        </draw:g>
      </draw:page>
      <draw:page draw:name="page3" draw:style-name="dp1" draw:master-page-name="Default">
        <draw:g>
          <draw:custom-shape draw:style-name="gr5" draw:text-style-name="P1" draw:layer="layout" svg:width="13.462cm" svg:height="14.224cm" svg:x="13.081cm" svg:y="0.635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2" draw:layer="layout" svg:width="12.71cm" svg:height="5.646cm" svg:x="13.452cm" svg:y="0.889cm">
            <draw:image xlink:href="Pictures/10000201000002C50000036D742A5023EAF2E71C.png" xlink:type="simple" xlink:show="embed" xlink:actuate="onLoad">
              <text:p/>
            </draw:image>
          </draw:frame>
          <draw:frame draw:style-name="gr7" draw:text-style-name="P2" draw:layer="layout" svg:width="12.5cm" svg:height="7.639cm" svg:x="13.662cm" svg:y="6.839cm">
            <draw:image xlink:href="Pictures/1000020100000324000001CE1C76B4B46F5570AF.png" xlink:type="simple" xlink:show="embed" xlink:actuate="onLoad">
              <text:p/>
            </draw:image>
          </draw:frame>
        </draw:g>
      </draw:page>
      <draw:page draw:name="page4" draw:style-name="dp1" draw:master-page-name="Default">
        <draw:g>
          <draw:custom-shape draw:style-name="gr11" draw:text-style-name="P1" draw:layer="layout" svg:width="15.113cm" svg:height="5.842cm" svg:x="0.508cm" svg:y="9.525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2" draw:layer="layout" svg:width="14.864cm" svg:height="1.937cm" svg:x="0.635cm" svg:y="9.875cm">
            <draw:image xlink:href="Pictures/100002010000035B00000070212E13E1EF9E5412.png" xlink:type="simple" xlink:show="embed" xlink:actuate="onLoad">
              <text:p/>
            </draw:image>
          </draw:frame>
          <draw:frame draw:style-name="gr3" draw:text-style-name="P2" draw:layer="layout" svg:width="12.652cm" svg:height="3.311cm" svg:x="1.318cm" svg:y="11.549cm">
            <draw:image xlink:href="Pictures/10000201000004170000011295398FC94FA7B5B2.png" xlink:type="simple" xlink:show="embed" xlink:actuate="onLoad">
              <text:p/>
            </draw:image>
          </draw:frame>
        </draw:g>
      </draw:page>
      <draw:page draw:name="page5" draw:style-name="dp1" draw:master-page-name="Default">
        <draw:custom-shape draw:style-name="gr13" draw:text-style-name="P1" draw:layer="layout" svg:width="26.162cm" svg:height="8.89cm" svg:x="0.889cm" svg:y="1.397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16.637cm" svg:height="3.868cm" svg:x="5.715cm" svg:y="2.032cm">
          <draw:image xlink:href="Pictures/10000201000003CC000000E21E8B822090739F9A.png" xlink:type="simple" xlink:show="embed" xlink:actuate="onLoad">
            <text:p/>
          </draw:image>
        </draw:frame>
        <draw:frame draw:style-name="gr3" draw:text-style-name="P2" draw:layer="layout" svg:width="24.79cm" svg:height="3.624cm" svg:x="1.778cm" svg:y="5.902cm">
          <draw:image xlink:href="Pictures/10000201000003A900000089E18CCD2888885C1A.png" xlink:type="simple" xlink:show="embed" xlink:actuate="onLoad">
            <text:p/>
          </draw:image>
        </draw:frame>
      </draw:page>
      <draw:page draw:name="page6" draw:style-name="dp1" draw:master-page-name="Default">
        <draw:custom-shape draw:style-name="gr14" draw:text-style-name="P1" draw:layer="layout" svg:width="20.32cm" svg:height="8.89cm" svg:x="4.826cm" svg:y="2.286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1.284cm" svg:height="4.674cm" svg:x="9.163cm" svg:y="3.048cm">
          <draw:image xlink:href="Pictures/10000201000002930000011156208EDF4068F470.png" xlink:type="simple" xlink:show="embed" xlink:actuate="onLoad">
            <text:p/>
          </draw:image>
        </draw:frame>
        <draw:frame draw:style-name="gr3" draw:text-style-name="P2" draw:layer="layout" svg:width="19.913cm" svg:height="3.203cm" svg:x="4.971cm" svg:y="7.612cm">
          <draw:image xlink:href="Pictures/10000201000004F4000000CC9D7A41F2E446584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7-22T21:41:20.370959037</meta:creation-date>
    <dc:date>2024-07-22T22:22:03.266846518</dc:date>
    <meta:editing-duration>PT40M37S</meta:editing-duration>
    <meta:editing-cycles>9</meta:editing-cycles>
    <meta:generator>LibreOffice/6.0.7.3$Linux_X86_64 LibreOffice_project/00m0$Build-3</meta:generator>
    <meta:document-statistic meta:object-count="36"/>
  </office:meta>
</office:document-meta>
</file>